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736cm" fo:min-width="2.886cm"/>
      <style:paragraph-properties style:writing-mode="lr-tb"/>
    </style:style>
    <style:style style:name="gr2" style:family="graphic" style:parent-style-name="standard">
      <style:graphic-properties draw:fill-color="#ff8080" draw:textarea-horizontal-align="justify" draw:textarea-vertical-align="middle" draw:auto-grow-height="false" fo:min-height="1.134cm" fo:min-width="1.89cm"/>
      <style:paragraph-properties style:writing-mode="lr-tb"/>
    </style:style>
    <style:style style:name="gr3" style:family="graphic" style:parent-style-name="standard">
      <style:graphic-properties draw:fill-color="#99cc99" draw:textarea-horizontal-align="justify" draw:textarea-vertical-align="middle" draw:auto-grow-height="false" fo:min-height="2.346cm" fo:min-width="3.093cm" fo:wrap-option="no-wrap"/>
      <style:paragraph-properties style:writing-mode="lr-tb"/>
    </style:style>
    <style:style style:name="gr4" style:family="graphic" style:parent-style-name="standard">
      <style:graphic-properties draw:fill-color="#99cc99" draw:textarea-horizontal-align="justify" draw:textarea-vertical-align="middle" draw:auto-grow-height="false" fo:min-height="2.02cm" fo:min-width="3.42cm" fo:wrap-option="no-wrap"/>
      <style:paragraph-properties style:writing-mode="lr-tb"/>
    </style:style>
    <style:style style:name="gr5" style:family="graphic" style:parent-style-name="standard">
      <style:graphic-properties draw:fill-color="#99cc99" draw:textarea-horizontal-align="justify" draw:textarea-vertical-align="middle" draw:auto-grow-height="false" fo:min-height="2.086cm" fo:min-width="3.42cm" fo:wrap-option="no-wrap"/>
      <style:paragraph-properties style:writing-mode="lr-tb"/>
    </style:style>
    <style:style style:name="gr6" style:family="graphic" style:parent-style-name="objectwithoutfill">
      <style:graphic-properties draw:marker-start="Arrow" draw:marker-start-width="0.1cm" draw:marker-end="Arrow" draw:marker-end-width="0.1cm" draw:fill="none" draw:textarea-vertical-align="middle"/>
    </style:style>
    <style:style style:name="P1" style:family="paragraph">
      <style:paragraph-properties fo:text-align="center"/>
    </style:style>
    <style:style style:name="P2" style:family="paragraph">
      <loext:graphic-properties draw:fill-color="#ff8080"/>
      <style:paragraph-properties fo:text-align="center"/>
    </style:style>
    <style:style style:name="P3" style:family="paragraph">
      <loext:graphic-properties draw:fill-color="#99cc99"/>
      <style:paragraph-properties fo:text-align="center"/>
    </style:style>
    <style:style style:name="P4"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6cm" svg:height="2.2cm" svg:x="2cm" svg:y="11.8cm">
          <text:p text:style-name="P1">Applic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2" draw:id="id2" draw:layer="layout" svg:width="3.8cm" svg:height="2.2cm" svg:x="6.6cm" svg:y="11.8cm">
          <text:p text:style-name="P1">federatio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3" xml:id="id3" draw:id="id3" draw:layer="layout" svg:width="5.5cm" svg:height="4cm" svg:x="10cm" svg:y="6.6cm">
          <text:p text:style-name="P1">Diaspor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3" xml:id="id4" draw:id="id4" draw:layer="layout" svg:width="6cm" svg:height="3.5cm" svg:x="11.396cm" svg:y="11.152cm">
          <text:p text:style-name="P1">ActivityPub</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3" xml:id="id5" draw:id="id5" draw:layer="layout" svg:width="6cm" svg:height="3.6cm" svg:x="10.2cm" svg:y="15.4cm">
          <text:p text:style-name="P1">Matrix</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6" draw:text-style-name="P4" draw:layer="layout" svg:x1="5.6cm" svg:y1="12.9cm" svg:x2="6.6cm" svg:y2="12.9cm" draw:start-shape="id1" draw:start-glue-point="1" draw:end-shape="id2" draw:end-glue-point="5" svg:d="M5600 12900h1000" svg:viewBox="0 0 1001 1">
          <text:p/>
        </draw:connector>
        <draw:connector draw:style-name="gr6" draw:text-style-name="P4" draw:layer="layout" svg:x1="10cm" svg:y1="8.6cm" svg:x2="8.5cm" svg:y2="11.8cm" draw:start-shape="id3" draw:start-glue-point="3" draw:end-shape="id2" draw:end-glue-point="4" svg:d="M10000 8600h-1500v3200" svg:viewBox="0 0 1501 3201">
          <text:p/>
        </draw:connector>
        <draw:connector draw:style-name="gr6" draw:text-style-name="P4" draw:layer="layout" svg:x1="11.396cm" svg:y1="12.902cm" svg:x2="10.4cm" svg:y2="12.9cm" draw:start-shape="id4" draw:start-glue-point="3" draw:end-shape="id2" draw:end-glue-point="7" svg:d="M11396 12902h-497v-2h-499" svg:viewBox="0 0 997 3">
          <text:p/>
        </draw:connector>
        <draw:connector draw:style-name="gr6" draw:text-style-name="P4" draw:layer="layout" svg:x1="8.5cm" svg:y1="14cm" svg:x2="10.2cm" svg:y2="17.2cm" draw:start-shape="id2" draw:start-glue-point="6" draw:end-shape="id5" draw:end-glue-point="3" svg:d="M8500 14000v3200h1700" svg:viewBox="0 0 1701 3201">
          <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10-04T21:03:47.545660040</meta:creation-date>
    <dc:date>2020-12-21T21:55:46.002839732</dc:date>
    <meta:editing-duration>PT8M36S</meta:editing-duration>
    <meta:editing-cycles>3</meta:editing-cycles>
    <meta:generator>LibreOffice/6.4.6.2$Linux_X86_64 LibreOffice_project/40$Build-2</meta:generator>
    <meta:document-statistic meta:object-count="9"/>
  </office:meta>
</office:document-meta>
</file>